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8a17" officeooo:paragraph-rsid="00088a17"/>
    </style:style>
    <style:style style:name="P2" style:family="paragraph" style:parent-style-name="Standard">
      <style:text-properties officeooo:rsid="00088a17" officeooo:paragraph-rsid="000b40cd"/>
    </style:style>
    <style:style style:name="P3" style:family="paragraph" style:parent-style-name="Standard">
      <style:text-properties officeooo:rsid="000b40cd" officeooo:paragraph-rsid="000b40cd"/>
    </style:style>
    <style:style style:name="P4" style:family="paragraph" style:parent-style-name="Standard">
      <style:text-properties officeooo:paragraph-rsid="000b40cd"/>
    </style:style>
    <style:style style:name="P5" style:family="paragraph" style:parent-style-name="Text_20_body">
      <style:text-properties officeooo:rsid="000b40cd" officeooo:paragraph-rsid="000b40cd"/>
    </style:style>
    <style:style style:name="P6" style:family="paragraph" style:parent-style-name="Title" style:master-page-name="Standard">
      <style:paragraph-properties style:page-number="auto"/>
    </style:style>
    <style:style style:name="P7" style:family="paragraph" style:parent-style-name="Heading_20_1">
      <style:text-properties officeooo:rsid="000b40cd" officeooo:paragraph-rsid="000b40cd"/>
    </style:style>
    <style:style style:name="P8" style:family="paragraph" style:parent-style-name="Heading_20_2">
      <style:text-properties officeooo:rsid="000b40cd" officeooo:paragraph-rsid="000b40cd"/>
    </style:style>
    <style:style style:name="T1" style:family="text">
      <style:text-properties officeooo:rsid="0009dd02"/>
    </style:style>
    <style:style style:name="T2" style:family="text">
      <style:text-properties officeooo:rsid="000b40cd"/>
    </style:style>
    <style:style style:name="T3" style:family="text">
      <style:text-properties fo:font-weight="bold" officeooo:rsid="000b40c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6">Lernjournal <text:span text:style-name="T2">Java Zertifizierung</text:span></text:p>
      <text:p text:style-name="Title"/>
      <text:p text:style-name="P7">Meine Applikation: SquashManager Backend</text:p>
      <text:p text:style-name="P3">Meine Applikation ist innerhalb vom Spring Workflow geschrieben. Darum habe ich einige Punkte von unten nicht implementiert.</text:p>
      <text:p text:style-name="P3"/>
      <text:p text:style-name="P4"><text:span text:style-name="T2">Die Applikation dienst als REST-Backend für eine Android Applikation. Sie bentutzt das MVC Pattern.</text:span></text:p>
      <text:p text:style-name="P3">Der SourceCode ist auf Github und wird laufend aktualisiert:</text:p>
      <text:p text:style-name="P3"><text:a xlink:type="simple" xlink:href="https://github.com/raphirm/squashtours">https://github.com/raphirm/squashtours</text:a></text:p>
      <text:p text:style-name="P1"/>
      <text:p text:style-name="P1">Folgende Features sind in der Anwendung umzusetzen :</text:p>
      <text:p text:style-name="P1">- Exception Handling: Check → APIController</text:p>
      <text:p text:style-name="P1">- Innere Klassen →<text:span text:style-name="T1"> Check Security Configuration</text:span></text:p>
      <text:p text:style-name="P1">- Interfaces → Check JSONObj + APIController</text:p>
      <text:p text:style-name="P1">- Verteilung der Klassen in mehrere Pakete → Check, Projekt</text:p>
      <text:p text:style-name="P1">- Threads bzw. Concurrency → <text:span text:style-name="T3">Nicht Implementiert, macht kein Sinn bei Web-Frontend</text:span></text:p>
      <text:p text:style-name="P1">- Vererbung mit abstrakten Klassen → Check Services (<text:span text:style-name="T1">Muss na noch etwas machen)</text:span></text:p>
      <text:p text:style-name="P2">- Anwendung von Java I/O bzw. Java File I/O (NIO.2) → <text:s/><text:span text:style-name="T3">Nicht Implementiert, macht kein Sinn bei Web-Frontend</text:span></text:p>
      <text:p text:style-name="P1">- Ueberladen und Ueberschreiben von Methoden → <text:span text:style-name="T2">Check</text:span></text:p>
      <text:p text:style-name="P1">- Enums und JDBC →<text:span text:style-name="T1"> Check JDBC over CRUD Framework</text:span></text:p>
      <text:p text:style-name="P1">- Autoboxing/Unboxing →<text:span text:style-name="T2"> Check</text:span></text:p>
      <text:p text:style-name="P1">- Generics und Collections →<text:span text:style-name="T1"> Check, Util: JSONTools</text:span></text:p>
      <text:p text:style-name="P1"/>
      <text:p text:style-name="P1"/>
      <text:p text:style-name="P8">Exception Handling</text:p>
      <text:p text:style-name="P3">Exception handling wurde in der Klasse APIController mehrere Male durchgeführt. Z.B. Wird, wenn ein Objekt nicht gefunden wurde oder eine JSON-Exception auftaucht einen Error in JSON zurückgesendet, damit der Consumer der REST-API das interpretieren kann.</text:p>
      <text:p text:style-name="P3"/>
      <text:p text:style-name="P7"><text:soft-page-break/>Innere Klassen</text:p>
      <text:p text:style-name="P5">In der Spring Security Konfigurationen habe ich Innere Klassen implementiert um zwei Spring Konfigurationen auf der gleichen Webseite vorzunehmen.</text:p>
      <text:p text:style-name="P5"/>
      <text:p text:style-name="Heading_20_1">Interfaces</text:p>
      <text:p text:style-name="P5">Ich habe das Interface JSONObj erstellt, damit ich alle meine Model Klassen davon ableite. Das Interface implementiert mehrere Metoden, welche Controller in der API brauchen, um generisch ein JSON-Objekt zu erstellen. Jede Model-Klasse implementiert die Methoden und gibt so ein valides individuelles JSON-Objekt zurück.</text:p>
      <text:p text:style-name="P5"/>
      <text:p text:style-name="P7">Enums und JDBC</text:p>
      <text:p text:style-name="P3">Ich habe einige ENUMS implementiert um verschiedene vordefinierte Stati abzubilden. Im Util findet man pakete. JDBC habe ich im Spring Framework angewendet. Dafür habe ich grösstenteils Annotations gebraucht und das Java Persistance Framework. </text:p>
      <text:p text:style-name="P3"/>
      <text:p text:style-name="Heading_20_1">Autoboxing und Unboxing</text:p>
      <text:p text:style-name="P3">Wurde immer wieder gebraucht, denke das muss man nicht direkt spezifizieren.</text:p>
      <text:p text:style-name="P3"/>
      <text:p text:style-name="P7">Generics Collections</text:p>
      <text:p text:style-name="P3">Wurde in der Klase JSONTools implementiert. Ich wandle Arrays in andere Arrays um. Es spielt meisstens keine Rolle welche Klasse in den Arrays ist, also habe ich dafür Generigs und Collections verwendet.</text:p>
      <text:p text:style-name="P7">Überschreiben/Überladen on Methoden</text:p>
      <text:p text:style-name="Standard">Wurde immer wieder gebraucht, sei es dass ich Framework-Komponenten vererbt und überschrieben habe oder eigene Interfaces / K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4917in" style:writing-mode="page"/>
      <style:text-properties style:use-window-font-color="true"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caption" style:family="paragraph" style:parent-style-name="Standard" style:default-outline-level="">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Bollmann</meta:initial-creator>
    <dc:creator>raphi </dc:creator>
    <meta:editing-cycles>10</meta:editing-cycles>
    <meta:creation-date>2014-05-04T11:15:00</meta:creation-date>
    <dc:date>2014-06-02T20:48:37.716317404</dc:date>
    <meta:editing-duration>P0D</meta:editing-duration>
    <meta:generator>LibreOffice/4.2.3.3$Linux_X86_64 LibreOffice_project/420m0$Build-3</meta:generator>
    <meta:document-statistic meta:table-count="0" meta:image-count="0" meta:object-count="0" meta:page-count="2" meta:paragraph-count="32" meta:word-count="367" meta:character-count="2597" meta:non-whitespace-character-count="22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